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9cm" svg:y1="7.874cm" svg:x2="15.24cm" svg:y2="4.572cm">
          <text:p/>
        </draw:line>
        <draw:line draw:style-name="gr1" draw:text-style-name="P1" draw:layer="layout" svg:x1="8.872cm" svg:y1="7.909cm" svg:x2="16.746cm" svg:y2="7.655cm">
          <text:p/>
        </draw:line>
        <draw:custom-shape draw:style-name="gr2" draw:text-style-name="P2" draw:layer="layout" svg:width="1.016cm" svg:height="1.016cm" svg:x="10.66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46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26cm" svg:height="1.27cm" draw:transform="rotate (0.519409985393512) translate (9.652cm 4.99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192cm" svg:y1="4.318cm" svg:x2="10.16cm" svg:y2="5.588cm">
          <text:p/>
        </draw:line>
        <draw:line draw:style-name="gr4" draw:text-style-name="P1" draw:layer="layout" svg:x1="12.192cm" svg:y1="4.318cm" svg:x2="12.192cm" svg:y2="7.366cm">
          <text:p/>
        </draw:line>
        <draw:frame draw:style-name="gr5" draw:text-style-name="P3" draw:layer="layout" svg:width="5.08cm" svg:height="1.673cm" draw:transform="rotate (0.000349065850398866) translate (12.192cm 6.709cm)">
          <draw:text-box>
            <text:p>F_grav <text:s/>= mg</text:p>
            <text:p/>
          </draw:text-box>
        </draw:frame>
        <draw:line draw:style-name="gr4" draw:text-style-name="P1" draw:layer="layout" svg:x1="12.192cm" svg:y1="4.318cm" svg:x2="12.954cm" svg:y2="5.842cm">
          <text:p/>
        </draw:line>
        <draw:line draw:style-name="gr4" draw:text-style-name="P1" draw:layer="layout" svg:x1="7.366cm" svg:y1="7.366cm" svg:x2="5.588cm" svg:y2="4.064cm">
          <text:p/>
        </draw:line>
        <draw:line draw:style-name="gr4" draw:text-style-name="P1" draw:layer="layout" svg:x1="7.366cm" svg:y1="7.366cm" svg:x2="9.652cm" svg:y2="6.096cm">
          <text:p/>
        </draw:line>
        <draw:frame draw:style-name="gr6" draw:text-style-name="P3" draw:layer="layout" svg:width="0.762cm" svg:height="1.016cm" svg:x="8.636cm" svg:y="6.35cm">
          <draw:text-box>
            <text:p>x</text:p>
          </draw:text-box>
        </draw:frame>
        <draw:frame draw:style-name="gr6" draw:text-style-name="P3" draw:layer="layout" svg:width="2.54cm" svg:height="1.016cm" svg:x="4.826cm" svg:y="4.064cm">
          <draw:text-box>
            <text:p>y</text:p>
          </draw:text-box>
        </draw:frame>
        <draw:line draw:style-name="gr4" draw:text-style-name="P1" draw:layer="layout" svg:x1="12.446cm" svg:y1="9.906cm" svg:x2="10.414cm" svg:y2="7.366cm">
          <text:p/>
        </draw:line>
        <draw:frame draw:style-name="gr6" draw:text-style-name="P3" draw:layer="layout" svg:width="4.064cm" svg:height="1.016cm" svg:x="11.938cm" svg:y="8.382cm">
          <draw:text-box>
            <text:p>slope alpha</text:p>
          </draw:text-box>
        </draw:frame>
        <draw:frame draw:style-name="gr7" draw:text-style-name="P3" draw:layer="layout" svg:width="3.302cm" svg:height="1.673cm" draw:transform="rotate (0.000349065850398866) translate (12.192cm 3.915cm)">
          <draw:text-box>
            <text:p>F_grav, y <text:s text:c="2"/></text:p>
          </draw:text-box>
        </draw:frame>
        <draw:frame draw:style-name="gr7" draw:text-style-name="P3" draw:layer="layout" svg:width="3.556cm" svg:height="1.167cm" draw:transform="rotate (0.000349065850398866) translate (8.382cm 4.167cm)">
          <draw:text-box>
            <text:p>F_grav, x <text:s text:c="2"/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0:31:26.665093360</meta:creation-date>
    <dc:date>2018-12-26T11:52:28.655511833</dc:date>
    <meta:editing-duration>PT1H10M29S</meta:editing-duration>
    <meta:editing-cycles>2</meta:editing-cycles>
    <meta:generator>LibreOffice/6.1.3.2$Linux_X86_64 LibreOffice_project/10$Build-2</meta:generator>
    <meta:document-statistic meta:object-count="40"/>
  </office:meta>
</office:document-meta>
</file>